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24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48.76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10099" number:language="en" number:country="US">
      <number:boolean/>
    </number:boolean-style>
    <style:style style:name="ce61" style:family="table-cell" style:parent-style-name="Default" style:data-style-name="N10000">
      <style:table-cell-properties fo:wrap-option="wrap" style:vertical-align="automatic"/>
    </style:style>
    <style:style style:name="ce62" style:family="table-cell" style:parent-style-name="Default" style:data-style-name="N10000"/>
    <style:style style:name="ce63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10000">
      <style:table-cell-properties fo:background-color="transparent"/>
    </style:style>
    <style:style style:name="ce65" style:family="table-cell" style:parent-style-name="Default" style:data-style-name="N10099">
      <style:table-cell-properties fo:wrap-option="wrap" style:vertical-align="automatic"/>
    </style:style>
    <style:style style:name="ce66" style:family="table-cell" style:parent-style-name="Default" style:data-style-name="N10099"/>
    <style:style style:name="ce67" style:family="table-cell" style:parent-style-name="Default" style:data-style-name="N10099">
      <style:table-cell-properties fo:border-bottom="none" fo:border-left="none" fo:border-right="none" fo:border-top="0.06pt solid #000000"/>
    </style:style>
    <style:style style:name="ce68" style:family="table-cell" style:parent-style-name="Default" style:data-style-name="N10099">
      <style:table-cell-properties fo:background-color="transparent"/>
    </style:style>
    <style:style style:name="ce69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70" style:family="table-cell" style:parent-style-name="Default" style:data-style-name="N10099">
      <style:table-cell-properties fo:border-bottom="0.06pt solid #000000" fo:background-color="transparent" fo:border-left="none" fo:border-right="none" fo:border-top="none"/>
    </style:style>
    <style:style style:name="ce71" style:family="table-cell" style:parent-style-name="Default" style:data-style-name="N10099">
      <style:table-cell-properties fo:border-bottom="0.06pt solid #000000" fo:border-left="none" fo:border-right="none" fo:border-top="none"/>
    </style:style>
    <style:style style:name="ce72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73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74" style:family="table-cell" style:parent-style-name="Default" style:data-style-name="N10000">
      <style:table-cell-properties fo:background-color="#9bbb59" fo:wrap-option="wrap" style:vertical-align="automatic"/>
    </style:style>
    <style:style style:name="ce75" style:family="table-cell" style:parent-style-name="Default" style:data-style-name="N10002">
      <style:table-cell-properties fo:background-color="#9bbb59"/>
    </style:style>
    <style:style style:name="ce7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7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78" style:family="table-cell" style:parent-style-name="Default" style:data-style-name="N10000">
      <style:table-cell-properties fo:background-color="#9bbb59"/>
    </style:style>
    <style:style style:name="ce79" style:family="table-cell" style:parent-style-name="Default" style:data-style-name="N129">
      <style:table-cell-properties fo:background-color="#9bbb59"/>
    </style:style>
    <style:style style:name="ce80" style:family="table-cell" style:parent-style-name="Default" style:data-style-name="N10002"/>
    <style:style style:name="ce81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10124">
      <style:table-cell-properties fo:background-color="#9bbb59" fo:wrap-option="wrap" style:vertical-align="automatic"/>
    </style:style>
    <style:style style:name="ce23" style:family="table-cell" style:parent-style-name="Default" style:data-style-name="N10124">
      <style:table-cell-properties fo:background-color="#9bbb59"/>
    </style:style>
    <style:style style:name="ce24" style:family="table-cell" style:parent-style-name="Default" style:data-style-name="N10124">
      <style:table-cell-properties fo:border-bottom="none" fo:background-color="#9bbb59" fo:border-left="none" fo:border-right="none" fo:border-top="0.06pt solid #000000"/>
    </style:style>
    <style:style style:name="ce25" style:family="table-cell" style:parent-style-name="Default" style:data-style-name="N10124">
      <style:table-cell-properties fo:border-bottom="0.06pt solid #000000" fo:background-color="#9bbb59" fo:border-left="none" fo:border-right="none" fo:border-top="none"/>
    </style:style>
    <style:style style:name="ce26" style:family="table-cell" style:parent-style-name="Default" style:data-style-name="N10124"/>
    <style:style style:name="ce84" style:family="table-cell" style:parent-style-name="Default" style:data-style-name="N129"/>
    <style:style style:name="ce85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86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87" style:family="table-cell" style:parent-style-name="Default" style:data-style-name="N10061"/>
    <style:style style:name="ce88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89" style:family="table-cell" style:parent-style-name="Default" style:data-style-name="N0"/>
    <style:style style:name="ce90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2"/>
        <table:table-column table:style-name="co1" table:number-columns-repeated="2" table:default-cell-style-name="ce66"/>
        <table:table-column table:style-name="co1" table:number-columns-repeated="4" table:default-cell-style-name="ce62"/>
        <table:table-column table:style-name="co1" table:number-columns-repeated="2" table:default-cell-style-name="ce66"/>
        <table:table-column table:style-name="co1" table:number-columns-repeated="14" table:default-cell-style-name="ce62"/>
        <table:table-column table:style-name="co2" table:default-cell-style-name="ce62"/>
        <table:table-column table:style-name="co1" table:number-columns-repeated="3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26"/>
        <table:table-column table:style-name="co6" table:default-cell-style-name="ce62"/>
        <table:table-column table:style-name="co1" table:number-columns-repeated="6" table:default-cell-style-name="ce62"/>
        <table:table-column table:style-name="co1" table:number-columns-repeated="985" table:default-cell-style-name="ce89"/>
        <table:table-row table:style-name="ro1">
          <table:table-cell table:style-name="ce61" office:value-type="string" calcext:value-type="string">
            <text:p>hid</text:p>
          </table:table-cell>
          <table:table-cell table:style-name="ce61" office:value-type="string" calcext:value-type="string">
            <text:p>tu_id</text:p>
          </table:table-cell>
          <table:table-cell table:style-name="ce61" office:value-type="string" calcext:value-type="string">
            <text:p>pid</text:p>
          </table:table-cell>
          <table:table-cell table:style-name="ce65" office:value-type="string" calcext:value-type="string">
            <text:p>head_tu</text:p>
          </table:table-cell>
          <table:table-cell table:style-name="ce65" office:value-type="string" calcext:value-type="string">
            <text:p>child</text:p>
          </table:table-cell>
          <table:table-cell table:style-name="ce61" office:value-type="string" calcext:value-type="string">
            <text:p>age</text:p>
          </table:table-cell>
          <table:table-cell table:style-name="ce61" office:value-type="string" calcext:value-type="string">
            <text:p>miete</text:p>
          </table:table-cell>
          <table:table-cell table:style-name="ce61" office:value-type="string" calcext:value-type="string">
            <text:p>heizkost</text:p>
          </table:table-cell>
          <table:table-cell table:style-name="ce61" office:value-type="string" calcext:value-type="string">
            <text:p>wohnfl</text:p>
          </table:table-cell>
          <table:table-cell table:style-name="ce65" office:value-type="string" calcext:value-type="string">
            <text:p>eigentum</text:p>
          </table:table-cell>
          <table:table-cell table:style-name="ce65" office:value-type="string" calcext:value-type="string">
            <text:p>alleinerz</text:p>
          </table:table-cell>
          <table:table-cell table:style-name="ce61" office:value-type="string" calcext:value-type="string">
            <text:p>m_wage</text:p>
          </table:table-cell>
          <table:table-cell table:style-name="ce61" office:value-type="string" calcext:value-type="string">
            <text:p>m_pensions</text:p>
          </table:table-cell>
          <table:table-cell table:style-name="ce61" office:value-type="string" calcext:value-type="string">
            <text:p>m_kapinc</text:p>
          </table:table-cell>
          <table:table-cell table:style-name="ce61" office:value-type="string" calcext:value-type="string">
            <text:p>m_alg1</text:p>
          </table:table-cell>
          <table:table-cell table:style-name="ce61" office:value-type="string" calcext:value-type="string">
            <text:p>m_transfers</text:p>
          </table:table-cell>
          <table:table-cell table:style-name="ce61" office:value-type="string" calcext:value-type="string">
            <text:p>m_self</text:p>
          </table:table-cell>
          <table:table-cell table:style-name="ce61" office:value-type="string" calcext:value-type="string">
            <text:p>m_vermiet</text:p>
          </table:table-cell>
          <table:table-cell table:style-name="ce61" office:value-type="string" calcext:value-type="string">
            <text:p>incometax</text:p>
          </table:table-cell>
          <table:table-cell table:style-name="ce61" office:value-type="string" calcext:value-type="string">
            <text:p>soli</text:p>
          </table:table-cell>
          <table:table-cell table:style-name="ce61" office:value-type="string" calcext:value-type="string">
            <text:p>svbeit</text:p>
          </table:table-cell>
          <table:table-cell table:style-name="ce61" office:value-type="string" calcext:value-type="string">
            <text:p>kindergeld_hh</text:p>
          </table:table-cell>
          <table:table-cell table:style-name="ce61" office:value-type="string" calcext:value-type="string">
            <text:p>uhv</text:p>
          </table:table-cell>
          <table:table-cell table:style-name="ce61" office:value-type="string" calcext:value-type="string">
            <text:p>hh_wealth</text:p>
          </table:table-cell>
          <table:table-cell table:style-name="ce61" office:value-type="string" calcext:value-type="string">
            <text:p>year</text:p>
          </table:table-cell>
          <table:table-cell table:style-name="ce74" office:value-type="string" calcext:value-type="string">
            <text:p>ar_base_alg2_ek</text:p>
          </table:table-cell>
          <table:table-cell table:style-name="ce74" office:value-type="string" calcext:value-type="string">
            <text:p>ar_alg2_ek_hh</text:p>
          </table:table-cell>
          <table:table-cell table:style-name="ce74" office:value-type="string" calcext:value-type="string">
            <text:p>ar_alg2_ek</text:p>
          </table:table-cell>
          <table:table-cell table:style-name="ce61" office:value-type="string" calcext:value-type="string">
            <text:p>mehrbed</text:p>
          </table:table-cell>
          <table:table-cell table:style-name="ce61" office:value-type="string" calcext:value-type="string">
            <text:p>regelsatz</text:p>
          </table:table-cell>
          <table:table-cell table:style-name="ce61" office:value-type="string" calcext:value-type="string">
            <text:p>alg2_kdu</text:p>
          </table:table-cell>
          <table:table-cell table:style-name="ce22" office:value-type="string" calcext:value-type="string">
            <text:p>regelbedarf</text:p>
          </table:table-cell>
          <table:table-cell table:style-name="ce61" office:value-type="string" calcext:value-type="string">
            <text:p>alg2_ek</text:p>
          </table:table-cell>
          <table:table-cell table:style-name="ce61" office:value-type="string" calcext:value-type="string">
            <text:p>ekanrefrei</text:p>
          </table:table-cell>
          <table:table-cell table:style-name="ce61" office:value-type="string" calcext:value-type="string">
            <text:p>vermfreibetr</text:p>
          </table:table-cell>
          <table:table-cell table:style-name="ce61" office:value-type="string" calcext:value-type="string">
            <text:p>maxvermfb</text:p>
          </table:table-cell>
          <table:table-cell table:style-name="ce61" office:value-type="string" calcext:value-type="string">
            <text:p>cost_per_sqm</text:p>
          </table:table-cell>
          <table:table-cell table:style-name="ce61" office:value-type="string" calcext:value-type="string">
            <text:p>wohnfl_just</text:p>
          </table:table-cell>
          <table:table-cell table:style-name="ce61" office:value-type="string" calcext:value-type="string">
            <text:p>hhsize</text:p>
          </table:table-cell>
          <table:table-cell table:number-columns-repeated="985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5" table:formula="of:=[.AA2]+[.V2]" office:value-type="float" office:value="650" calcext:value-type="float">
            <text:p>650.00</text:p>
          </table:table-cell>
          <table:table-cell table:style-name="ce78" office:value-type="float" office:value="460" calcext:value-type="float">
            <text:p>460</text:p>
          </table:table-cell>
          <table:table-cell table:style-name="ce79" table:formula="of:=[.$AG2]-[.$AH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80" table:formula="of:=[.AK2]*[.AL2]" office:value-type="float" office:value="750" calcext:value-type="float">
            <text:p>750.00</text:p>
          </table:table-cell>
          <table:table-cell table:style-name="ce23" table:formula="of:=[.AD2]+[.AE2]" office:value-type="float" office:value="1715" calcext:value-type="float">
            <text:p>1715.00000</text:p>
          </table:table-cell>
          <table:table-cell table:style-name="ce84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80"/>
          <table:table-cell table:style-name="ce87"/>
          <table:table-cell table:formula="of:=MIN(10;([.G2]+[.H2])/[.I2])" office:value-type="float" office:value="10" calcext:value-type="float">
            <text:p>10</text:p>
          </table:table-cell>
          <table:table-cell table:formula="of:=MIN(45+([.AM2]-1)*15;[.I2])" office:value-type="float" office:value="75" calcext:value-type="float">
            <text:p>75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5" table:formula="of:=[.AA3]+[.V3]" office:value-type="float" office:value="650" calcext:value-type="float">
            <text:p>650.00</text:p>
          </table:table-cell>
          <table:table-cell table:style-name="ce78" office:value-type="float" office:value="460" calcext:value-type="float">
            <text:p>460</text:p>
          </table:table-cell>
          <table:table-cell table:style-name="ce78" table:formula="of:=[.$AG3]-[.$A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80" table:formula="of:=[.AK3]*[.AL3]" office:value-type="float" office:value="750" calcext:value-type="float">
            <text:p>750.00</text:p>
          </table:table-cell>
          <table:table-cell table:style-name="ce23" table:formula="of:=[.AD3]+[.AE3]" office:value-type="float" office:value="1715" calcext:value-type="float">
            <text:p>1715.00000</text:p>
          </table:table-cell>
          <table:table-cell table:style-name="ce84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 table:style-name="ce87"/>
          <table:table-cell table:formula="of:=MIN(10;([.G3]+[.H3])/[.I3])" office:value-type="float" office:value="10" calcext:value-type="float">
            <text:p>10</text:p>
          </table:table-cell>
          <table:table-cell table:formula="of:=MIN(45+([.AM3]-1)*15;[.I3])" office:value-type="float" office:value="75" calcext:value-type="float">
            <text:p>75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5" table:formula="of:=[.AA4]+[.V4]" office:value-type="float" office:value="650" calcext:value-type="float">
            <text:p>650.00</text:p>
          </table:table-cell>
          <table:table-cell table:style-name="ce78" office:value-type="float" office:value="460" calcext:value-type="float">
            <text:p>460</text:p>
          </table:table-cell>
          <table:table-cell table:style-name="ce78" table:formula="of:=[.$AG4]-[.$AH4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80" table:formula="of:=[.AK4]*[.AL4]" office:value-type="float" office:value="750" calcext:value-type="float">
            <text:p>750.00</text:p>
          </table:table-cell>
          <table:table-cell table:style-name="ce23" table:formula="of:=[.AD4]+[.AE4]" office:value-type="float" office:value="1715" calcext:value-type="float">
            <text:p>1715.00000</text:p>
          </table:table-cell>
          <table:table-cell table:style-name="ce84" office:value-type="float" office:value="160" calcext:value-type="float">
            <text:p>160.0</text:p>
          </table:table-cell>
          <table:table-cell office:value-type="float" office:value="100" calcext:value-type="float">
            <text:p>100</text:p>
          </table:table-cell>
          <table:table-cell table:style-name="ce80"/>
          <table:table-cell table:style-name="ce87"/>
          <table:table-cell table:formula="of:=MIN(10;([.G4]+[.H4])/[.I4])" office:value-type="float" office:value="10" calcext:value-type="float">
            <text:p>10</text:p>
          </table:table-cell>
          <table:table-cell table:formula="of:=MIN(45+([.AM4]-1)*15;[.I4])" office:value-type="float" office:value="75" calcext:value-type="float">
            <text:p>75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63" office:value-type="float" office:value="2" calcext:value-type="float">
            <text:p>2</text:p>
          </table:table-cell>
          <table:table-cell table:style-name="ce63" office:value-type="float" office:value="4" calcext:value-type="float">
            <text:p>4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400" calcext:value-type="float">
            <text:p>4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70" calcext:value-type="float">
            <text:p>70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800" calcext:value-type="float">
            <text:p>80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00" calcext:value-type="float">
            <text:p>10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table:formula="of:=0.055*[.S5]" office:value-type="float" office:value="0" calcext:value-type="float">
            <text:p>0</text:p>
          </table:table-cell>
          <table:table-cell table:style-name="ce63" table:formula="of:=0.2*[.L5]" office:value-type="float" office:value="160" calcext:value-type="float">
            <text:p>16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2013" calcext:value-type="float">
            <text:p>2013</text:p>
          </table:table-cell>
          <table:table-cell table:style-name="ce76" table:formula="of:=[.AA5]+[.V5]" office:value-type="float" office:value="500" calcext:value-type="float">
            <text:p>500.00</text:p>
          </table:table-cell>
          <table:table-cell table:style-name="ce77" office:value-type="float" office:value="500" calcext:value-type="float">
            <text:p>500</text:p>
          </table:table-cell>
          <table:table-cell table:style-name="ce77" table:formula="of:=[.$AG5]-[.$AH5]" office:value-type="float" office:value="500" calcext:value-type="float">
            <text:p>5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2*345" office:value-type="float" office:value="690" calcext:value-type="float">
            <text:p>690</text:p>
          </table:table-cell>
          <table:table-cell table:style-name="ce81" table:formula="of:=[.AK5]*[.AL5]" office:value-type="float" office:value="480" calcext:value-type="float">
            <text:p>480.00</text:p>
          </table:table-cell>
          <table:table-cell table:style-name="ce24" table:formula="of:=[.AD5]+[.AE5]" office:value-type="float" office:value="1170" calcext:value-type="float">
            <text:p>1170.00000</text:p>
          </table:table-cell>
          <table:table-cell table:style-name="ce85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81"/>
          <table:table-cell table:style-name="ce73"/>
          <table:table-cell table:style-name="ce73" table:formula="of:=MIN(10;([.G5]+[.H5])/[.I5])" office:value-type="float" office:value="6.85714285714286" calcext:value-type="float">
            <text:p>6.857143</text:p>
          </table:table-cell>
          <table:table-cell table:style-name="ce73" table:formula="of:=MIN([.I5];80)" office:value-type="float" office:value="70" calcext:value-type="float">
            <text:p>70</text:p>
          </table:table-cell>
          <table:table-cell table:style-name="ce84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table:style-name="ce68" office:value-type="boolean" office:boolean-value="false" calcext:value-type="boolean">
            <text:p>FALSE</text:p>
          </table:table-cell>
          <table:table-cell table:style-name="ce64" office:value-type="float" office:value="40" calcext:value-type="float">
            <text:p>40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70" calcext:value-type="float">
            <text:p>70</text:p>
          </table:table-cell>
          <table:table-cell table:style-name="ce70" office:value-type="boolean" office:boolean-value="true" calcext:value-type="boolean">
            <text:p>TRUE</text:p>
          </table:table-cell>
          <table:table-cell table:style-name="ce71" office:value-type="boolean" office:boolean-value="false" calcext:value-type="boolean">
            <text:p>FALSE</text:p>
          </table:table-cell>
          <table:table-cell table:style-name="ce72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6" table:style-name="ce64" office:value-type="float" office:value="0" calcext:value-type="float">
            <text:p>0</text:p>
          </table:table-cell>
          <table:table-cell table:style-name="ce64" table:formula="of:=0.055*[.S6]" office:value-type="float" office:value="0" calcext:value-type="float">
            <text:p>0</text:p>
          </table:table-cell>
          <table:table-cell table:style-name="ce64" table:formula="of:=0.2*[.L6]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2013" calcext:value-type="float">
            <text:p>2013</text:p>
          </table:table-cell>
          <table:table-cell table:style-name="ce75" table:formula="of:=[.AA6]+[.V6]" office:value-type="float" office:value="500" calcext:value-type="float">
            <text:p>500.0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table:formula="of:=[.$AG6]-[.$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table:formula="of:=2*345" office:value-type="float" office:value="690" calcext:value-type="float">
            <text:p>690</text:p>
          </table:table-cell>
          <table:table-cell table:style-name="ce80" table:formula="of:=[.AK6]*[.AL6]" office:value-type="float" office:value="480" calcext:value-type="float">
            <text:p>480.00</text:p>
          </table:table-cell>
          <table:table-cell table:style-name="ce25" table:formula="of:=[.AD6]+[.AE6]" office:value-type="float" office:value="1170" calcext:value-type="float">
            <text:p>1170.00000</text:p>
          </table:table-cell>
          <table:table-cell table:style-name="ce86" table:formula="of:=[.L6]-[.S6]-[.T6]-[.U6]" office:value-type="float" office:value="0" calcext:value-type="float">
            <text:p>0.0</text:p>
          </table:table-cell>
          <table:table-cell table:style-name="ce69" office:value-type="float" office:value="0" calcext:value-type="float">
            <text:p>0</text:p>
          </table:table-cell>
          <table:table-cell table:style-name="ce80"/>
          <table:table-cell table:style-name="ce69"/>
          <table:table-cell table:style-name="ce69" table:formula="of:=MIN(10;([.G6]+[.H6])/[.I6])" office:value-type="float" office:value="6.85714285714286" calcext:value-type="float">
            <text:p>6.857143</text:p>
          </table:table-cell>
          <table:table-cell table:style-name="ce69" office:value-type="float" office:value="70" calcext:value-type="float">
            <text:p>70</text:p>
          </table:table-cell>
          <table:table-cell table:style-name="ce84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table:style-name="ce63" office:value-type="float" office:value="3" calcext:value-type="float">
            <text:p>3</text:p>
          </table:table-cell>
          <table:table-cell table:style-name="ce63" office:value-type="float" office:value="6" calcext:value-type="float">
            <text:p>6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float" office:value="400" calcext:value-type="float">
            <text:p>400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58" calcext:value-type="float">
            <text:p>58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3" office:value-type="float" office:value="1000" calcext:value-type="float">
            <text:p>100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250" calcext:value-type="float">
            <text:p>25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table:formula="of:=0.055*[.S7]" office:value-type="float" office:value="5.5" calcext:value-type="float">
            <text:p>5.5</text:p>
          </table:table-cell>
          <table:table-cell table:style-name="ce63" table:formula="of:=0.2*[.L7]" office:value-type="float" office:value="200" calcext:value-type="float">
            <text:p>200</text:p>
          </table:table-cell>
          <table:table-cell table:style-name="ce63" office:value-type="float" office:value="164" calcext:value-type="float">
            <text:p>164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2009" calcext:value-type="float">
            <text:p>2009</text:p>
          </table:table-cell>
          <table:table-cell table:style-name="ce76" table:formula="of:=[.AA7]+[.V7]" office:value-type="float" office:value="848.5" calcext:value-type="float">
            <text:p>848.50</text:p>
          </table:table-cell>
          <table:table-cell table:style-name="ce77" office:value-type="float" office:value="684.5" calcext:value-type="float">
            <text:p>684.5</text:p>
          </table:table-cell>
          <table:table-cell table:style-name="ce77" table:formula="of:=[.$AG7]-[.$AH7]" office:value-type="float" office:value="684.5" calcext:value-type="float">
            <text:p>684.5</text:p>
          </table:table-cell>
          <table:table-cell table:style-name="ce63" table:formula="of:=MAX(0.12*[.K7];0.36)" office:value-type="float" office:value="0.36" calcext:value-type="float">
            <text:p>0.36</text:p>
          </table:table-cell>
          <table:table-cell table:style-name="ce63" table:formula="of:=(1+[.AC7])*359+(0.6*359)" office:value-type="float" office:value="703.64" calcext:value-type="float">
            <text:p>703.64</text:p>
          </table:table-cell>
          <table:table-cell table:style-name="ce81" table:formula="of:=[.AK7]*[.AL7]" office:value-type="float" office:value="480" calcext:value-type="float">
            <text:p>480.00</text:p>
          </table:table-cell>
          <table:table-cell table:style-name="ce24" table:formula="of:=[.AD7]+[.AE7]" office:value-type="float" office:value="1183.64" calcext:value-type="float">
            <text:p>1183.64000</text:p>
          </table:table-cell>
          <table:table-cell table:style-name="ce85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81"/>
          <table:table-cell table:style-name="ce73"/>
          <table:table-cell table:style-name="ce73" table:formula="of:=MIN(10;([.G7]+[.H7])/[.I7])" office:value-type="float" office:value="8.27586206896552" calcext:value-type="float">
            <text:p>8.275862</text:p>
          </table:table-cell>
          <table:table-cell table:style-name="ce73" table:formula="of:=MIN(45+([.AM7]-1)*15;[.I7])" office:value-type="float" office:value="58" calcext:value-type="float">
            <text:p>58</text:p>
          </table:table-cell>
          <table:table-cell table:style-name="ce85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00" calcext:value-type="float">
            <text:p>4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58" calcext:value-type="float">
            <text:p>58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table:formula="of:=0.055*[.S8]" office:value-type="float" office:value="0" calcext:value-type="float">
            <text:p>0</text:p>
          </table:table-cell>
          <table:table-cell table:style-name="ce64" table:formula="of:=0.2*[.L8]" office:value-type="float" office:value="0" calcext:value-type="float">
            <text:p>0</text:p>
          </table:table-cell>
          <table:table-cell table:style-name="ce64" office:value-type="float" office:value="164" calcext:value-type="float">
            <text:p>164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2009" calcext:value-type="float">
            <text:p>2009</text:p>
          </table:table-cell>
          <table:table-cell table:style-name="ce75" table:formula="of:=[.AA8]+[.V8]" office:value-type="float" office:value="848.5" calcext:value-type="float">
            <text:p>848.50</text:p>
          </table:table-cell>
          <table:table-cell table:style-name="ce78" office:value-type="float" office:value="684.5" calcext:value-type="float">
            <text:p>684.5</text:p>
          </table:table-cell>
          <table:table-cell table:style-name="ce78" table:formula="of:=[.$AG8]-[.$AH8]" office:value-type="float" office:value="0" calcext:value-type="float">
            <text:p>0</text:p>
          </table:table-cell>
          <table:table-cell table:style-name="ce63" table:formula="of:=MAX(0.12*[.K8];0.36)" office:value-type="float" office:value="0.36" calcext:value-type="float">
            <text:p>0.36</text:p>
          </table:table-cell>
          <table:table-cell table:style-name="ce72" table:formula="of:=(1+[.AC8])*359+(0.6*359)" office:value-type="float" office:value="703.64" calcext:value-type="float">
            <text:p>703.64</text:p>
          </table:table-cell>
          <table:table-cell table:style-name="ce80" table:formula="of:=[.AK8]*[.AL8]" office:value-type="float" office:value="480" calcext:value-type="float">
            <text:p>480.00</text:p>
          </table:table-cell>
          <table:table-cell table:style-name="ce23" table:formula="of:=[.AD8]+[.AE8]" office:value-type="float" office:value="1183.64" calcext:value-type="float">
            <text:p>1183.64000</text:p>
          </table:table-cell>
          <table:table-cell table:style-name="ce84" table:formula="of:=[.L8]-[.S8]-[.T8]-[.U8]" office:value-type="float" office:value="0" calcext:value-type="float">
            <text:p>0.0</text:p>
          </table:table-cell>
          <table:table-cell table:style-name="ce64" office:value-type="float" office:value="0" calcext:value-type="float">
            <text:p>0</text:p>
          </table:table-cell>
          <table:table-cell table:style-name="ce80"/>
          <table:table-cell table:style-name="ce64"/>
          <table:table-cell table:style-name="ce64" table:formula="of:=MIN(10;([.G8]+[.H8])/[.I8])" office:value-type="float" office:value="8.27586206896552" calcext:value-type="float">
            <text:p>8.275862</text:p>
          </table:table-cell>
          <table:table-cell table:style-name="ce73" table:formula="of:=MIN(45+([.AM8]-1)*15;[.I8])" office:value-type="float" office:value="58" calcext:value-type="float">
            <text:p>58</text:p>
          </table:table-cell>
          <table:table-cell table:style-name="ce84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table:style-name="ce63" office:value-type="float" office:value="4" calcext:value-type="float">
            <text:p>4</text:p>
          </table:table-cell>
          <table:table-cell table:style-name="ce63" office:value-type="float" office:value="8" calcext:value-type="float">
            <text:p>8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33" calcext:value-type="float">
            <text:p>33</text:p>
          </table:table-cell>
          <table:table-cell table:style-name="ce63" office:value-type="float" office:value="850" calcext:value-type="float">
            <text:p>850</text:p>
          </table:table-cell>
          <table:table-cell table:style-name="ce63" office:value-type="float" office:value="120" calcext:value-type="float">
            <text:p>120</text:p>
          </table:table-cell>
          <table:table-cell table:style-name="ce63" office:value-type="float" office:value="110" calcext:value-type="float">
            <text:p>110</text:p>
          </table:table-cell>
          <table:table-cell table:number-columns-repeated="2" table:style-name="ce67" office:value-type="boolean" office:boolean-value="false" calcext:value-type="boolean">
            <text:p>FALSE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 table:style-name="ce63" table:formula="of:=0.055*[.S9]" office:value-type="float" office:value="0" calcext:value-type="float">
            <text:p>0</text:p>
          </table:table-cell>
          <table:table-cell table:style-name="ce63" table:formula="of:=0.2*[.L9]" office:value-type="float" office:value="0" calcext:value-type="float">
            <text:p>0</text:p>
          </table:table-cell>
          <table:table-cell table:style-name="ce63" table:formula="of:=3*154" office:value-type="float" office:value="462" calcext:value-type="float">
            <text:p>46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2006" calcext:value-type="float">
            <text:p>2006</text:p>
          </table:table-cell>
          <table:table-cell table:style-name="ce76" table:formula="of:=[.AA9]+[.V9]" office:value-type="float" office:value="462" calcext:value-type="float">
            <text:p>462.00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formula="of:=[.$AG9]-[.$AH9]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345*0.9*2+345*0.6+345*0.7*2" office:value-type="float" office:value="1311" calcext:value-type="float">
            <text:p>1311</text:p>
          </table:table-cell>
          <table:table-cell table:style-name="ce81" table:formula="of:=[.AK9]*[.AL9]" office:value-type="float" office:value="925.909090909091" calcext:value-type="float">
            <text:p>925.91</text:p>
          </table:table-cell>
          <table:table-cell table:style-name="ce24" table:formula="of:=[.AD9]+[.AE9]" office:value-type="float" office:value="2236.90909090909" calcext:value-type="float">
            <text:p>2236.90909</text:p>
          </table:table-cell>
          <table:table-cell table:style-name="ce85" table:formula="of:=[.L9]-[.S9]-[.T9]-[.U9]" office:value-type="float" office:value="0" calcext:value-type="float">
            <text:p>0.0</text:p>
          </table:table-cell>
          <table:table-cell table:style-name="ce63" office:value-type="float" office:value="0" calcext:value-type="float">
            <text:p>0</text:p>
          </table:table-cell>
          <table:table-cell table:style-name="ce81"/>
          <table:table-cell table:style-name="ce88"/>
          <table:table-cell table:style-name="ce73" table:formula="of:=MIN(10;([.G9]+[.H9])/[.I9])" office:value-type="float" office:value="8.81818181818182" calcext:value-type="float">
            <text:p>8.818182</text:p>
          </table:table-cell>
          <table:table-cell table:style-name="ce73" table:formula="of:=MIN(45+([.AM9]-1)*15;[.I9])" office:value-type="float" office:value="105" calcext:value-type="float">
            <text:p>105</text:p>
          </table:table-cell>
          <table:table-cell table:style-name="ce84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boolean" office:boolean-value="false" calcext:value-type="boolean">
            <text:p>FALSE</text:p>
          </table:table-cell>
          <table:table-cell table:style-name="ce68" office:value-type="boolean" office:boolean-value="false" calcext:value-type="boolean">
            <text:p>FALSE</text:p>
          </table:table-cell>
          <table:table-cell table:style-name="ce64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64" office:value-type="float" office:value="110" calcext:value-type="float">
            <text:p>110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table:formula="of:=0.055*[.S10]" office:value-type="float" office:value="0" calcext:value-type="float">
            <text:p>0</text:p>
          </table:table-cell>
          <table:table-cell table:style-name="ce64" table:formula="of:=0.2*[.L10]" office:value-type="float" office:value="0" calcext:value-type="float">
            <text:p>0</text:p>
          </table:table-cell>
          <table:table-cell table:style-name="ce64" table:formula="of:=3*154" office:value-type="float" office:value="462" calcext:value-type="float">
            <text:p>46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5" table:formula="of:=[.AA10]+[.V10]" office:value-type="float" office:value="462" calcext:value-type="float">
            <text:p>462.0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$AG10]-[.$AH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" table:formula="of:=345*0.9*2+345*0.6+345*0.7*2" office:value-type="float" office:value="1311" calcext:value-type="float">
            <text:p>1311</text:p>
          </table:table-cell>
          <table:table-cell table:style-name="ce80" table:formula="of:=[.AK10]*[.AL10]" office:value-type="float" office:value="925.909090909091" calcext:value-type="float">
            <text:p>925.91</text:p>
          </table:table-cell>
          <table:table-cell table:style-name="ce23" table:formula="of:=[.AD10]+[.AE10]" office:value-type="float" office:value="2236.90909090909" calcext:value-type="float">
            <text:p>2236.90909</text:p>
          </table:table-cell>
          <table:table-cell table:style-name="ce84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 table:style-name="ce87"/>
          <table:table-cell table:style-name="ce64" table:formula="of:=MIN(10;([.G10]+[.H10])/[.I10])" office:value-type="float" office:value="8.81818181818182" calcext:value-type="float">
            <text:p>8.818182</text:p>
          </table:table-cell>
          <table:table-cell table:style-name="ce73" table:formula="of:=MIN(45+([.AM10]-1)*15;[.I10])" office:value-type="float" office:value="105" calcext:value-type="float">
            <text:p>105</text:p>
          </table:table-cell>
          <table:table-cell table:style-name="ce84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64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64" office:value-type="float" office:value="110" calcext:value-type="float">
            <text:p>110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table:formula="of:=0.055*[.S11]" office:value-type="float" office:value="0" calcext:value-type="float">
            <text:p>0</text:p>
          </table:table-cell>
          <table:table-cell table:style-name="ce64" table:formula="of:=0.2*[.L11]" office:value-type="float" office:value="0" calcext:value-type="float">
            <text:p>0</text:p>
          </table:table-cell>
          <table:table-cell table:style-name="ce64" table:formula="of:=3*154" office:value-type="float" office:value="462" calcext:value-type="float">
            <text:p>46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5" table:formula="of:=[.AA11]+[.V11]" office:value-type="float" office:value="462" calcext:value-type="float">
            <text:p>462.0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$AG11]-[.$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4" table:formula="of:=345*0.9*2+345*0.6+345*0.7*2" office:value-type="float" office:value="1311" calcext:value-type="float">
            <text:p>1311</text:p>
          </table:table-cell>
          <table:table-cell table:style-name="ce80" table:formula="of:=[.AK11]*[.AL11]" office:value-type="float" office:value="925.909090909091" calcext:value-type="float">
            <text:p>925.91</text:p>
          </table:table-cell>
          <table:table-cell table:style-name="ce23" table:formula="of:=[.AD11]+[.AE11]" office:value-type="float" office:value="2236.90909090909" calcext:value-type="float">
            <text:p>2236.90909</text:p>
          </table:table-cell>
          <table:table-cell table:style-name="ce84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 table:style-name="ce87"/>
          <table:table-cell table:style-name="ce64" table:formula="of:=MIN(10;([.G11]+[.H11])/[.I11])" office:value-type="float" office:value="8.81818181818182" calcext:value-type="float">
            <text:p>8.818182</text:p>
          </table:table-cell>
          <table:table-cell table:style-name="ce73" table:formula="of:=MIN(45+([.AM11]-1)*15;[.I11])" office:value-type="float" office:value="105" calcext:value-type="float">
            <text:p>105</text:p>
          </table:table-cell>
          <table:table-cell table:style-name="ce84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64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64" office:value-type="float" office:value="110" calcext:value-type="float">
            <text:p>110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table:formula="of:=0.055*[.S12]" office:value-type="float" office:value="0" calcext:value-type="float">
            <text:p>0</text:p>
          </table:table-cell>
          <table:table-cell table:style-name="ce64" table:formula="of:=0.2*[.L12]" office:value-type="float" office:value="0" calcext:value-type="float">
            <text:p>0</text:p>
          </table:table-cell>
          <table:table-cell table:style-name="ce64" table:formula="of:=3*154" office:value-type="float" office:value="462" calcext:value-type="float">
            <text:p>46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5" table:formula="of:=[.AA12]+[.V12]" office:value-type="float" office:value="462" calcext:value-type="float">
            <text:p>462.0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$AG12]-[.$AH12]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345*0.9*2+345*0.6+345*0.7*2" office:value-type="float" office:value="1311" calcext:value-type="float">
            <text:p>1311</text:p>
          </table:table-cell>
          <table:table-cell table:style-name="ce80" table:formula="of:=[.AK12]*[.AL12]" office:value-type="float" office:value="925.909090909091" calcext:value-type="float">
            <text:p>925.91</text:p>
          </table:table-cell>
          <table:table-cell table:style-name="ce23" table:formula="of:=[.AD12]+[.AE12]" office:value-type="float" office:value="2236.90909090909" calcext:value-type="float">
            <text:p>2236.90909</text:p>
          </table:table-cell>
          <table:table-cell table:style-name="ce84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 table:style-name="ce87"/>
          <table:table-cell table:style-name="ce64" table:formula="of:=MIN(10;([.G12]+[.H12])/[.I12])" office:value-type="float" office:value="8.81818181818182" calcext:value-type="float">
            <text:p>8.818182</text:p>
          </table:table-cell>
          <table:table-cell table:style-name="ce73" table:formula="of:=MIN(45+([.AM12]-1)*15;[.I12])" office:value-type="float" office:value="105" calcext:value-type="float">
            <text:p>105</text:p>
          </table:table-cell>
          <table:table-cell table:style-name="ce84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64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64" office:value-type="float" office:value="110" calcext:value-type="float">
            <text:p>110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table:formula="of:=0.055*[.S13]" office:value-type="float" office:value="0" calcext:value-type="float">
            <text:p>0</text:p>
          </table:table-cell>
          <table:table-cell table:style-name="ce64" table:formula="of:=0.2*[.L13]" office:value-type="float" office:value="0" calcext:value-type="float">
            <text:p>0</text:p>
          </table:table-cell>
          <table:table-cell table:style-name="ce64" table:formula="of:=3*154" office:value-type="float" office:value="462" calcext:value-type="float">
            <text:p>462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5" table:formula="of:=[.AA13]+[.V13]" office:value-type="float" office:value="462" calcext:value-type="float">
            <text:p>462.0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$AG13]-[.$AH13]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formula="of:=345*0.9*2+345*0.6+345*0.7*2" office:value-type="float" office:value="1311" calcext:value-type="float">
            <text:p>1311</text:p>
          </table:table-cell>
          <table:table-cell table:style-name="ce80" table:formula="of:=[.AK13]*[.AL13]" office:value-type="float" office:value="925.909090909091" calcext:value-type="float">
            <text:p>925.91</text:p>
          </table:table-cell>
          <table:table-cell table:style-name="ce23" table:formula="of:=[.AD13]+[.AE13]" office:value-type="float" office:value="2236.90909090909" calcext:value-type="float">
            <text:p>2236.90909</text:p>
          </table:table-cell>
          <table:table-cell table:style-name="ce84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 table:style-name="ce87"/>
          <table:table-cell table:style-name="ce64" table:formula="of:=MIN(10;([.G13]+[.H13])/[.I13])" office:value-type="float" office:value="8.81818181818182" calcext:value-type="float">
            <text:p>8.818182</text:p>
          </table:table-cell>
          <table:table-cell table:style-name="ce73" table:formula="of:=MIN(45+([.AM13]-1)*15;[.I13])" office:value-type="float" office:value="105" calcext:value-type="float">
            <text:p>105</text:p>
          </table:table-cell>
          <table:table-cell table:style-name="ce84" office:value-type="float" office:value="5" calcext:value-type="float">
            <text:p>5.0</text:p>
          </table:table-cell>
          <table:table-cell table:number-columns-repeated="985"/>
        </table:table-row>
        <table:table-row table:style-name="ro2">
          <table:table-cell table:number-columns-repeated="2" table:style-name="ce63" office:value-type="float" office:value="5" calcext:value-type="float">
            <text:p>5</text:p>
          </table:table-cell>
          <table:table-cell table:style-name="ce63" office:value-type="float" office:value="13" calcext:value-type="float">
            <text:p>13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720" calcext:value-type="float">
            <text:p>720</text:p>
          </table:table-cell>
          <table:table-cell table:style-name="ce63" office:value-type="float" office:value="110" calcext:value-type="float">
            <text:p>110</text:p>
          </table:table-cell>
          <table:table-cell table:style-name="ce63" office:value-type="float" office:value="105" calcext:value-type="float">
            <text:p>105</text:p>
          </table:table-cell>
          <table:table-cell table:number-columns-repeated="2" table:style-name="ce67" office:value-type="boolean" office:boolean-value="false" calcext:value-type="boolean">
            <text:p>FALSE</text:p>
          </table:table-cell>
          <table:table-cell table:style-name="ce63" office:value-type="float" office:value="1700" calcext:value-type="float">
            <text:p>1700</text:p>
          </table:table-cell>
          <table:table-cell table:number-columns-repeated="6" table:style-name="ce63" office:value-type="float" office:value="0" calcext:value-type="float">
            <text:p>0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table:formula="of:=0.055*[.S14]" office:value-type="float" office:value="11" calcext:value-type="float">
            <text:p>11</text:p>
          </table:table-cell>
          <table:table-cell table:style-name="ce63" table:formula="of:=0.2*[.L14]" office:value-type="float" office:value="340" calcext:value-type="float">
            <text:p>340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2011" calcext:value-type="float">
            <text:p>2011</text:p>
          </table:table-cell>
          <table:table-cell table:style-name="ce77" table:formula="of:=[.AA14]+[.V14]" office:value-type="float" office:value="1289" calcext:value-type="float">
            <text:p>1289</text:p>
          </table:table-cell>
          <table:table-cell table:style-name="ce77" table:formula="of:=[.AB14]+[.AB16]" office:value-type="float" office:value="1289" calcext:value-type="float">
            <text:p>1289</text:p>
          </table:table-cell>
          <table:table-cell table:style-name="ce77" table:formula="of:=[.$AG14]-[.$AH14]" office:value-type="float" office:value="849" calcext:value-type="float">
            <text:p>849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2*328+291" office:value-type="float" office:value="947" calcext:value-type="float">
            <text:p>947</text:p>
          </table:table-cell>
          <table:table-cell table:style-name="ce81" table:formula="of:=[.AK14]*[.AL14]" office:value-type="float" office:value="592.857142857143" calcext:value-type="float">
            <text:p>592.86</text:p>
          </table:table-cell>
          <table:table-cell table:style-name="ce24" table:formula="of:=[.AD14]+[.AE14]" office:value-type="float" office:value="1539.85714285714" calcext:value-type="float">
            <text:p>1539.85714</text:p>
          </table:table-cell>
          <table:table-cell table:style-name="ce63" table:formula="of:=[.L14]-[.S14]-[.T14]-[.U14]" office:value-type="float" office:value="1149" calcext:value-type="float">
            <text:p>1149</text:p>
          </table:table-cell>
          <table:table-cell table:formula="of:=100+0.2*900+0.1*200" office:value-type="float" office:value="300" calcext:value-type="float">
            <text:p>300</text:p>
          </table:table-cell>
          <table:table-cell table:style-name="ce80"/>
          <table:table-cell/>
          <table:table-cell table:formula="of:=MIN(10;([.G14]+[.H14])/[.I14])" office:value-type="float" office:value="7.90476190476191" calcext:value-type="float">
            <text:p>7.904762</text:p>
          </table:table-cell>
          <table:table-cell table:style-name="ce73" table:formula="of:=MIN(45+([.AM14]-1)*15;[.I14])" office:value-type="float" office:value="75" calcext:value-type="float">
            <text:p>75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64" office:value-type="float" office:value="5" calcext:value-type="float">
            <text:p>5</text:p>
          </table:table-cell>
          <table:table-cell table:style-name="ce64" office:value-type="float" office:value="14" calcext:value-type="float">
            <text:p>14</text:p>
          </table:table-cell>
          <table:table-cell table:number-columns-repeated="2" table:style-name="ce68" office:value-type="boolean" office:boolean-value="false" calcext:value-type="boolean">
            <text:p>FALSE</text:p>
          </table:table-cell>
          <table:table-cell table:style-name="ce64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64" office:value-type="float" office:value="105" calcext:value-type="float">
            <text:p>105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 table:style-name="ce64" office:value-type="float" office:value="0" calcext:value-type="float">
            <text:p>0</text:p>
          </table:table-cell>
          <table:table-cell table:style-name="ce64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3" office:value-type="float" office:value="2011" calcext:value-type="float">
            <text:p>2011</text:p>
          </table:table-cell>
          <table:table-cell table:style-name="ce78" table:formula="of:=[.AA15]+[.V15]" office:value-type="float" office:value="1289" calcext:value-type="float">
            <text:p>1289</text:p>
          </table:table-cell>
          <table:table-cell table:style-name="ce78" office:value-type="float" office:value="1289" calcext:value-type="float">
            <text:p>1289</text:p>
          </table:table-cell>
          <table:table-cell table:style-name="ce78" table:formula="of:=[.$AG15]-[.$AH15]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3" table:formula="of:=2*328+291" office:value-type="float" office:value="947" calcext:value-type="float">
            <text:p>947</text:p>
          </table:table-cell>
          <table:table-cell table:style-name="ce80" table:formula="of:=[.AK15]*[.AL15]" office:value-type="float" office:value="592.857142857143" calcext:value-type="float">
            <text:p>592.86</text:p>
          </table:table-cell>
          <table:table-cell table:style-name="ce23" table:formula="of:=[.AD15]+[.AE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/>
          <table:table-cell table:formula="of:=MIN(10;([.G15]+[.H15])/[.I15])" office:value-type="float" office:value="7.90476190476191" calcext:value-type="float">
            <text:p>7.904762</text:p>
          </table:table-cell>
          <table:table-cell table:style-name="ce73" table:formula="of:=MIN(45+([.AM15]-1)*15;[.I15])" office:value-type="float" office:value="75" calcext:value-type="float">
            <text:p>75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64" office:value-type="float" office:value="5" calcext:value-type="float">
            <text:p>5</text:p>
          </table:table-cell>
          <table:table-cell table:style-name="ce64" office:value-type="float" office:value="15" calcext:value-type="float">
            <text:p>15</text:p>
          </table:table-cell>
          <table:table-cell table:style-name="ce68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style-name="ce64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64" office:value-type="float" office:value="105" calcext:value-type="float">
            <text:p>105</text:p>
          </table:table-cell>
          <table:table-cell table:style-name="ce67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style-name="ce64" office:value-type="float" office:value="800" calcext:value-type="float">
            <text:p>800</text:p>
          </table:table-cell>
          <table:table-cell table:number-columns-repeated="8" table:style-name="ce64" office:value-type="float" office:value="0" calcext:value-type="float">
            <text:p>0</text:p>
          </table:table-cell>
          <table:table-cell table:style-name="ce64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3" office:value-type="float" office:value="2011" calcext:value-type="float">
            <text:p>2011</text:p>
          </table:table-cell>
          <table:table-cell table:style-name="ce78" table:formula="of:=[.AA16]+[.V16]" office:value-type="float" office:value="1289" calcext:value-type="float">
            <text:p>1289</text:p>
          </table:table-cell>
          <table:table-cell table:style-name="ce78" office:value-type="float" office:value="1289" calcext:value-type="float">
            <text:p>1289</text:p>
          </table:table-cell>
          <table:table-cell table:style-name="ce78" table:formula="of:=[.$AG16]-[.$AH16]" office:value-type="float" office:value="440" calcext:value-type="float">
            <text:p>440</text:p>
          </table:table-cell>
          <table:table-cell table:style-name="ce64" office:value-type="float" office:value="0" calcext:value-type="float">
            <text:p>0</text:p>
          </table:table-cell>
          <table:table-cell table:style-name="ce73" table:formula="of:=2*328+291" office:value-type="float" office:value="947" calcext:value-type="float">
            <text:p>947</text:p>
          </table:table-cell>
          <table:table-cell table:style-name="ce80" table:formula="of:=[.AK16]*[.AL16]" office:value-type="float" office:value="592.857142857143" calcext:value-type="float">
            <text:p>592.86</text:p>
          </table:table-cell>
          <table:table-cell table:style-name="ce23" table:formula="of:=[.AD16]+[.AE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80"/>
          <table:table-cell/>
          <table:table-cell table:formula="of:=MIN(10;([.G16]+[.H16])/[.I16])" office:value-type="float" office:value="7.90476190476191" calcext:value-type="float">
            <text:p>7.904762</text:p>
          </table:table-cell>
          <table:table-cell table:style-name="ce73" table:formula="of:=MIN(45+([.AM16]-1)*15;[.I16])" office:value-type="float" office:value="75" calcext:value-type="float">
            <text:p>75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63" office:value-type="float" office:value="6" calcext:value-type="float">
            <text:p>6</text:p>
          </table:table-cell>
          <table:table-cell table:style-name="ce63" office:value-type="float" office:value="16" calcext:value-type="float">
            <text:p>16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38" calcext:value-type="float">
            <text:p>438</text:p>
          </table:table-cell>
          <table:table-cell table:style-name="ce63" office:value-type="float" office:value="80" calcext:value-type="float">
            <text:p>80</text:p>
          </table:table-cell>
          <table:table-cell table:style-name="ce63" office:value-type="float" office:value="60" calcext:value-type="float">
            <text:p>60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3" office:value-type="float" office:value="800" calcext:value-type="float">
            <text:p>800</text:p>
          </table:table-cell>
          <table:table-cell table:number-columns-repeated="8" table:style-name="ce63" office:value-type="float" office:value="0" calcext:value-type="float">
            <text:p>0</text:p>
          </table:table-cell>
          <table:table-cell table:style-name="ce63" table:formula="of:=0.17*[.L17]" office:value-type="float" office:value="136" calcext:value-type="float">
            <text:p>136</text:p>
          </table:table-cell>
          <table:table-cell table:style-name="ce63" table:formula="of:=2*194" office:value-type="float" office:value="388" calcext:value-type="float">
            <text:p>388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2019" calcext:value-type="float">
            <text:p>2019</text:p>
          </table:table-cell>
          <table:table-cell table:style-name="ce78" table:formula="of:=[.AA17]+[.V17]+212+160" office:value-type="float" office:value="1184" calcext:value-type="float">
            <text:p>1184</text:p>
          </table:table-cell>
          <table:table-cell table:style-name="ce77" table:formula="of:=[.AB17]+[.AB19]" office:value-type="float" office:value="424" calcext:value-type="float">
            <text:p>424</text:p>
          </table:table-cell>
          <table:table-cell table:style-name="ce78" table:formula="of:=[.$AG17]-[.$AH17]" office:value-type="float" office:value="424" calcext:value-type="float">
            <text:p>424</text:p>
          </table:table-cell>
          <table:table-cell table:style-name="ce64" office:value-type="float" office:value="0.36" calcext:value-type="float">
            <text:p>0.36</text:p>
          </table:table-cell>
          <table:table-cell table:formula="of:=(1+[.AC17])*424+(245+302)" office:value-type="float" office:value="1123.64" calcext:value-type="float">
            <text:p>1123.64</text:p>
          </table:table-cell>
          <table:table-cell table:style-name="ce80" table:formula="of:=[.AK17]*[.AL17]" office:value-type="float" office:value="518" calcext:value-type="float">
            <text:p>518.00</text:p>
          </table:table-cell>
          <table:table-cell table:style-name="ce23" table:formula="of:=[.AD17]+[.AE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81"/>
          <table:table-cell table:style-name="ce63"/>
          <table:table-cell table:style-name="ce63" table:formula="of:=MIN(10;([.G17]+[.H17])/[.I17])" office:value-type="float" office:value="8.63333333333333" calcext:value-type="float">
            <text:p>8.633333</text:p>
          </table:table-cell>
          <table:table-cell table:style-name="ce73" table:formula="of:=MIN(45+([.AM17]-1)*15;[.I17])" office:value-type="float" office:value="60" calcext:value-type="float">
            <text:p>60</text:p>
          </table:table-cell>
          <table:table-cell table:style-name="ce63" office:value-type="float" office:value="3" calcext:value-type="float">
            <text:p>3</text:p>
          </table:table-cell>
          <table:table-cell table:style-name="ce90" table:number-columns-repeated="985"/>
        </table:table-row>
        <table:table-row table:style-name="ro2">
          <table:table-cell table:number-columns-repeated="2" table:style-name="ce64" office:value-type="float" office:value="6" calcext:value-type="float">
            <text:p>6</text:p>
          </table:table-cell>
          <table:table-cell table:style-name="ce64" office:value-type="float" office:value="17" calcext:value-type="float">
            <text:p>17</text:p>
          </table:table-cell>
          <table:table-cell table:style-name="ce68"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38" calcext:value-type="float">
            <text:p>438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number-columns-repeated="10" table:style-name="ce64" office:value-type="float" office:value="0" calcext:value-type="float">
            <text:p>0</text:p>
          </table:table-cell>
          <table:table-cell table:style-name="ce64" office:value-type="float" office:value="388" calcext:value-type="float">
            <text:p>388</text:p>
          </table:table-cell>
          <table:table-cell table:style-name="ce64" office:value-type="float" office:value="212" calcext:value-type="float">
            <text:p>212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019" calcext:value-type="float">
            <text:p>2019</text:p>
          </table:table-cell>
          <table:table-cell table:style-name="ce78" table:formula="of:=[.AA18]+[.V18]+212+160" office:value-type="float" office:value="1184" calcext:value-type="float">
            <text:p>1184</text:p>
          </table:table-cell>
          <table:table-cell table:style-name="ce78" office:value-type="float" office:value="424" calcext:value-type="float">
            <text:p>424</text:p>
          </table:table-cell>
          <table:table-cell table:style-name="ce78" table:formula="of:=[.$AG18]-[.$AH18]" office:value-type="float" office:value="0" calcext:value-type="float">
            <text:p>0</text:p>
          </table:table-cell>
          <table:table-cell table:style-name="ce64" office:value-type="float" office:value="0.36" calcext:value-type="float">
            <text:p>0.36</text:p>
          </table:table-cell>
          <table:table-cell table:formula="of:=(1+[.AC18])*424+(245+302)" office:value-type="float" office:value="1123.64" calcext:value-type="float">
            <text:p>1123.64</text:p>
          </table:table-cell>
          <table:table-cell table:style-name="ce80" table:formula="of:=[.AK18]*[.AL18]" office:value-type="float" office:value="518" calcext:value-type="float">
            <text:p>518.00</text:p>
          </table:table-cell>
          <table:table-cell table:style-name="ce23" table:formula="of:=[.AD18]+[.AE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/>
          <table:table-cell table:formula="of:=MIN(10;([.G18]+[.H18])/[.I18])" office:value-type="float" office:value="8.63333333333333" calcext:value-type="float">
            <text:p>8.633333</text:p>
          </table:table-cell>
          <table:table-cell table:style-name="ce73" table:formula="of:=MIN(45+([.AM18]-1)*15;[.I18])" office:value-type="float" office:value="60" calcext:value-type="float">
            <text:p>60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64" office:value-type="float" office:value="6" calcext:value-type="float">
            <text:p>6</text:p>
          </table:table-cell>
          <table:table-cell table:style-name="ce64" office:value-type="float" office:value="18" calcext:value-type="float">
            <text:p>18</text:p>
          </table:table-cell>
          <table:table-cell table:style-name="ce68"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38" calcext:value-type="float">
            <text:p>438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60" calcext:value-type="float">
            <text:p>60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8" office:value-type="boolean" office:boolean-value="true" calcext:value-type="boolean">
            <text:p>TRUE</text:p>
          </table:table-cell>
          <table:table-cell table:number-columns-repeated="10" table:style-name="ce64" office:value-type="float" office:value="0" calcext:value-type="float">
            <text:p>0</text:p>
          </table:table-cell>
          <table:table-cell table:style-name="ce64" office:value-type="float" office:value="388" calcext:value-type="float">
            <text:p>388</text:p>
          </table:table-cell>
          <table:table-cell table:style-name="ce64" office:value-type="float" office:value="160" calcext:value-type="float">
            <text:p>16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2019" calcext:value-type="float">
            <text:p>2019</text:p>
          </table:table-cell>
          <table:table-cell table:style-name="ce78" table:formula="of:=[.AA19]+[.V19]+212+160" office:value-type="float" office:value="1184" calcext:value-type="float">
            <text:p>1184</text:p>
          </table:table-cell>
          <table:table-cell table:style-name="ce78" office:value-type="float" office:value="424" calcext:value-type="float">
            <text:p>424</text:p>
          </table:table-cell>
          <table:table-cell table:style-name="ce78" table:formula="of:=[.$AG19]-[.$AH19]" office:value-type="float" office:value="0" calcext:value-type="float">
            <text:p>0</text:p>
          </table:table-cell>
          <table:table-cell table:style-name="ce64" office:value-type="float" office:value="0.36" calcext:value-type="float">
            <text:p>0.36</text:p>
          </table:table-cell>
          <table:table-cell table:formula="of:=(1+[.AC19])*424+(245+302)" office:value-type="float" office:value="1123.64" calcext:value-type="float">
            <text:p>1123.64</text:p>
          </table:table-cell>
          <table:table-cell table:style-name="ce80" table:formula="of:=[.AK19]*[.AL19]" office:value-type="float" office:value="518" calcext:value-type="float">
            <text:p>518.00</text:p>
          </table:table-cell>
          <table:table-cell table:style-name="ce23" table:formula="of:=[.AD19]+[.AE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0"/>
          <table:table-cell/>
          <table:table-cell table:formula="of:=MIN(10;([.G19]+[.H19])/[.I19])" office:value-type="float" office:value="8.63333333333333" calcext:value-type="float">
            <text:p>8.633333</text:p>
          </table:table-cell>
          <table:table-cell table:style-name="ce73" table:formula="of:=MIN(45+([.AM19]-1)*15;[.I19])" office:value-type="float" office:value="60" calcext:value-type="float">
            <text:p>60</text:p>
          </table:table-cell>
          <table:table-cell table:style-name="ce84" office:value-type="float" office:value="3" calcext:value-type="float">
            <text:p>3.0</text:p>
          </table:table-cell>
          <table:table-cell table:number-columns-repeated="985"/>
        </table:table-row>
        <table:table-row table:style-name="ro2">
          <table:table-cell table:number-columns-repeated="2" table:style-name="ce63" office:value-type="float" office:value="7" calcext:value-type="float">
            <text:p>7</text:p>
          </table:table-cell>
          <table:table-cell table:style-name="ce63" office:value-type="float" office:value="19" calcext:value-type="float">
            <text:p>19</text:p>
          </table:table-cell>
          <table:table-cell table:style-name="ce67" office:value-type="boolean" office:boolean-value="true" calcext:value-type="boolean">
            <text:p>TRUE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3" office:value-type="float" office:value="75" calcext:value-type="float">
            <text:p>75</text:p>
          </table:table-cell>
          <table:table-cell table:style-name="ce63" office:value-type="float" office:value="500" calcext:value-type="float">
            <text:p>500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40" calcext:value-type="float">
            <text:p>40</text:p>
          </table:table-cell>
          <table:table-cell table:number-columns-repeated="2" table:style-name="ce67" office:value-type="boolean" office:boolean-value="false" calcext:value-type="boolean">
            <text:p>FALSE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73" table:formula="of:=[.X20]/12" office:value-type="float" office:value="66.6666666666667" calcext:value-type="float">
            <text:p>66.666667</text:p>
          </table:table-cell>
          <table:table-cell table:number-columns-repeated="9" table:style-name="ce63" office:value-type="float" office:value="0" calcext:value-type="float">
            <text:p>0</text:p>
          </table:table-cell>
          <table:table-cell table:style-name="ce63" office:value-type="float" office:value="800" calcext:value-type="float">
            <text:p>800</text:p>
          </table:table-cell>
          <table:table-cell table:style-name="ce63" office:value-type="float" office:value="2010" calcext:value-type="float">
            <text:p>2010</text:p>
          </table:table-cell>
          <table:table-cell table:style-name="ce78" table:formula="of:=[.AA20]+[.V20]" office:value-type="float" office:value="66.6666666666667" calcext:value-type="float">
            <text:p>66.666667</text:p>
          </table:table-cell>
          <table:table-cell table:style-name="ce78" table:formula="of:=[.AB20]+[.AB21]" office:value-type="float" office:value="66.6666666666667" calcext:value-type="float">
            <text:p>66.666667</text:p>
          </table:table-cell>
          <table:table-cell table:style-name="ce78" table:formula="of:=[.$AG20]-[.$AH20]" office:value-type="float" office:value="66.6666666666667" calcext:value-type="float">
            <text:p>66.666667</text:p>
          </table:table-cell>
          <table:table-cell table:style-name="ce64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80" table:formula="of:=[.AK20]*[.AL20]" office:value-type="float" office:value="400" calcext:value-type="float">
            <text:p>400.00</text:p>
          </table:table-cell>
          <table:table-cell table:style-name="ce23" table:formula="of:=IF([.X20]&gt;[.$AI$20]+[.$AI$21];0;[.AD20]+[.AE20])" office:value-type="float" office:value="1046.2" calcext:value-type="float">
            <text:p>1046.20000</text:p>
          </table:table-cell>
          <table:table-cell table:formula="of:=[.N20]+[.L20]-[.S20]-[.T20]-[.U20]" office:value-type="float" office:value="66.6666666666667" calcext:value-type="float">
            <text:p>66.666667</text:p>
          </table:table-cell>
          <table:table-cell office:value-type="float" office:value="0" calcext:value-type="float">
            <text:p>0</text:p>
          </table:table-cell>
          <table:table-cell table:style-name="ce80" table:formula="of:=MIN(MAX(3100;520*[.F20]);[.AJ20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20]+[.H20])/[.I20])" office:value-type="float" office:value="10" calcext:value-type="float">
            <text:p>10</text:p>
          </table:table-cell>
          <table:table-cell table:style-name="ce73" table:formula="of:=MIN(45+([.AM20]-1)*15;[.I20])" office:value-type="float" office:value="40" calcext:value-type="float">
            <text:p>40</text:p>
          </table:table-cell>
          <table:table-cell table:style-name="ce84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" table:style-name="ce64" office:value-type="float" office:value="7" calcext:value-type="float">
            <text:p>7</text:p>
          </table:table-cell>
          <table:table-cell table:style-name="ce64" office:value-type="float" office:value="20" calcext:value-type="float">
            <text:p>20</text:p>
          </table:table-cell>
          <table:table-cell table:number-columns-repeated="2" table:style-name="ce68" office:value-type="boolean" office:boolean-value="false" calcext:value-type="boolean">
            <text:p>FALSE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40" calcext:value-type="float">
            <text:p>40</text:p>
          </table:table-cell>
          <table:table-cell table:style-name="ce67" office:value-type="boolean" office:boolean-value="false" calcext:value-type="boolean">
            <text:p>FALSE</text:p>
          </table:table-cell>
          <table:table-cell table:style-name="ce68" office:value-type="boolean" office:boolean-value="false" calcext:value-type="boolean">
            <text:p>FALSE</text:p>
          </table:table-cell>
          <table:table-cell table:number-columns-repeated="12" table:style-name="ce64" office:value-type="float" office:value="0" calcext:value-type="float">
            <text:p>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2010" calcext:value-type="float">
            <text:p>2010</text:p>
          </table:table-cell>
          <table:table-cell table:style-name="ce78" table:formula="of:=[.AA21]+[.V21]" office:value-type="float" office:value="66.6666666666667" calcext:value-type="float">
            <text:p>66.666667</text:p>
          </table:table-cell>
          <table:table-cell table:style-name="ce78" table:formula="of:=[.AB21]+[.AB20]" office:value-type="float" office:value="66.6666666666667" calcext:value-type="float">
            <text:p>66.666667</text:p>
          </table:table-cell>
          <table:table-cell table:style-name="ce78" table:formula="of:=[.$AG21]-[.$AH21]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80" table:formula="of:=[.AK21]*[.AL21]" office:value-type="float" office:value="400" calcext:value-type="float">
            <text:p>400.00</text:p>
          </table:table-cell>
          <table:table-cell table:style-name="ce23" table:formula="of:=IF([.X21]/0.025&gt;[.$AI$20]+[.$AI$21];0;[.AD21]+[.AE21])" office:value-type="float" office:value="1046.2" calcext:value-type="float">
            <text:p>1046.20000</text:p>
          </table:table-cell>
          <table:table-cell table:formula="of:=[.N21]+[.L21]-[.S21]-[.T21]-[.U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0" table:formula="of:=MIN(MAX(3100;150*[.F21]);[.AJ21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21]+[.H21])/[.I21])" office:value-type="float" office:value="10" calcext:value-type="float">
            <text:p>10</text:p>
          </table:table-cell>
          <table:table-cell table:style-name="ce73" table:formula="of:=MIN(45+([.AM21]-1)*15;[.I21])" office:value-type="float" office:value="40" calcext:value-type="float">
            <text:p>40</text:p>
          </table:table-cell>
          <table:table-cell table:style-name="ce84" office:value-type="float" office:value="2" calcext:value-type="float">
            <text:p>2.0</text:p>
          </table:table-cell>
          <table:table-cell table:number-columns-repeated="985"/>
        </table:table-row>
        <table:table-row table:style-name="ro2">
          <table:table-cell table:number-columns-repeated="28"/>
          <table:table-cell table:style-name="ce64"/>
          <table:table-cell table:number-columns-repeated="5"/>
          <table:table-cell table:style-name="ce80"/>
          <table:table-cell table:number-columns-repeated="989"/>
        </table:table-row>
        <table:table-row table:style-name="ro2" table:number-rows-repeated="7">
          <table:table-cell table:number-columns-repeated="34"/>
          <table:table-cell table:style-name="ce80"/>
          <table:table-cell table:number-columns-repeated="98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number-style style:name="N10123" number:language="en" number:country="US">
      <number:number number:decimal-places="4" loext:min-decimal-places="4" number:min-integer-digits="1"/>
    </number:number-style>
    <number:number-style style:name="N10124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 style:data-style-name="N2" text:time-value="18:36:57.67698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1-04T18:38:44.805577534</dc:date>
    <meta:editing-duration>PT7M4S</meta:editing-duration>
    <meta:editing-cycles>5</meta:editing-cycles>
    <meta:document-statistic meta:table-count="1" meta:cell-count="783" meta:object-count="0"/>
  </office:meta>
</office:document-meta>
</file>